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Bullet" style:list-style-name="WW8Num5">
      <style:paragraph-properties style:line-height-at-least="0.0693in" fo:hyphenation-ladder-count="no-limit"/>
      <style:text-properties fo:hyphenate="false" fo:hyphenation-remain-char-count="2" fo:hyphenation-push-char-count="2"/>
    </style:style>
    <style:style style:name="P2"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3" style:family="paragraph" style:parent-style-name="Header">
      <style:paragraph-properties fo:margin-left="-0.3126in" fo:margin-right="0in" fo:text-align="end" style:justify-single-word="false" fo:text-indent="0in" style:auto-text-indent="false"/>
    </style:style>
    <style:style style:name="P4"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5" style:family="paragraph" style:parent-style-name="Bullet" style:list-style-name="WW8Num5">
      <style:paragraph-properties style:line-height-at-least="0.0693in" fo:hyphenation-ladder-count="no-limit"/>
      <style:text-properties fo:hyphenate="false" fo:hyphenation-remain-char-count="2" fo:hyphenation-push-char-count="2"/>
    </style:style>
    <style:style style:name="P6" style:family="paragraph" style:parent-style-name="Bullet">
      <style:paragraph-properties fo:margin-left="0.65in" fo:margin-right="0.6in" fo:text-indent="0in" style:auto-text-indent="false"/>
    </style:style>
    <style:style style:name="P7" style:family="paragraph" style:parent-style-name="Standard">
      <style:paragraph-properties fo:text-align="justify" style:justify-single-word="false"/>
    </style:style>
    <style:style style:name="P8" style:family="paragraph" style:parent-style-name="Standard">
      <style:text-properties fo:color="#bfbfbf" style:font-name="ZapfDingbats" fo:font-size="14pt" style:font-name-asian="ZapfDingbats" style:font-size-asian="14pt" style:font-name-complex="ZapfDingbats" style:font-size-complex="14pt"/>
    </style:style>
    <style:style style:name="P9" style:family="paragraph" style:parent-style-name="Chapter_20_Title" style:master-page-name="First_20_Page">
      <style:paragraph-properties style:page-number="auto"/>
    </style:style>
    <style:style style:name="P10" style:family="paragraph" style:parent-style-name="Code">
      <style:text-properties officeooo:paragraph-rsid="002097d4"/>
    </style:style>
    <style:style style:name="P11" style:family="paragraph" style:parent-style-name="Results">
      <style:text-properties officeooo:paragraph-rsid="001d9d3a"/>
    </style:style>
    <style:style style:name="P12" style:family="paragraph" style:parent-style-name="Footer">
      <style:paragraph-properties fo:text-align="end" style:justify-single-word="false"/>
    </style:style>
    <style:style style:name="P13" style:family="paragraph" style:parent-style-name="Text_20_body">
      <style:text-properties fo:language="en" fo:country="US"/>
    </style:style>
    <style:style style:name="P14" style:family="paragraph" style:parent-style-name="Text_20_body">
      <style:text-properties officeooo:paragraph-rsid="001d9d3a"/>
    </style:style>
    <style:style style:name="P15" style:family="paragraph">
      <style:paragraph-properties fo:margin-top="0in" fo:margin-bottom="0.0835in" style:writing-mode="lr-tb"/>
    </style:style>
    <style:style style:name="P16" style:family="paragraph">
      <style:paragraph-properties fo:margin-top="0in" fo:margin-bottom="0in" style:text-autospace="none" style:writing-mode="lr-tb"/>
    </style:style>
    <style:style style:name="P17" style:family="paragraph">
      <style:paragraph-properties style:writing-mode="lr-tb"/>
    </style:style>
    <style:style style:name="T1" style:family="text">
      <style:text-properties officeooo:rsid="001a6d54"/>
    </style:style>
    <style:style style:name="T2" style:family="text">
      <style:text-properties fo:language="en" fo:country="US"/>
    </style:style>
    <style:style style:name="T3" style:family="text">
      <style:text-properties fo:language="en" fo:country="US" officeooo:rsid="001c5c4d"/>
    </style:style>
    <style:style style:name="T4" style:family="text">
      <style:text-properties officeooo:rsid="001eb3cd"/>
    </style:style>
    <style:style style:name="T5" style:family="text"/>
    <style:style style:name="T6" style:family="text">
      <style:text-properties style:font-name="Times" fo:language="none" fo:country="none" fo:font-weight="bold" style:font-weight-asian="bold" style:font-name-complex="Times" text:display="true"/>
    </style:style>
    <style:style style:name="T7" style:family="text">
      <style:text-properties style:font-name="Times" fo:language="none" fo:country="none" style:font-name-complex="Times" text:display="true"/>
    </style:style>
    <style:style style:name="T8" style:family="text">
      <style:text-properties style:font-name="Times" style:language-asian="en" style:country-asian="US" style:font-name-complex="Times" text:display="true"/>
    </style:style>
    <style:style style:name="T9" style:family="text">
      <style:text-properties fo:font-style="normal" fo:font-weight="bold" style:font-style-asian="normal" style:font-weight-asian="bold"/>
    </style:style>
    <style:style style:name="T10" style:family="text">
      <style:text-properties style:font-name-asian="TheSansMonoConNormal"/>
    </style:style>
    <style:style style:name="T11" style:family="text">
      <style:text-properties fo:language="en" fo:country="US"/>
    </style:style>
    <style:style style:name="T12" style:family="text">
      <style:text-properties fo:language="en" fo:country="US" officeooo:rsid="001c5c4d"/>
    </style:style>
    <style:style style:name="T13" style:family="text">
      <style:text-properties fo:language="en" fo:country="US" officeooo:rsid="001d9d3a"/>
    </style:style>
    <style:style style:name="T14" style:family="text">
      <style:text-properties style:font-name="Utopia-Bold" fo:language="en" fo:country="US" style:font-name-complex="Utopia-Bold"/>
    </style:style>
    <style:style style:name="T15" style:family="text">
      <style:text-properties fo:font-size="10pt" style:font-size-asian="10pt"/>
    </style:style>
    <style:style style:name="T16" style:family="text">
      <style:text-properties fo:font-size="10pt" fo:language="en" fo:country="US" style:font-size-asian="10pt"/>
    </style:style>
    <style:style style:name="T17" style:family="text">
      <style:text-properties style:font-name="TheSansMonoCondensed-SemiLightI" style:font-name-complex="TheSansMonoCondensed-SemiLightI"/>
    </style:style>
    <style:style style:name="T18" style:family="text">
      <style:text-properties style:font-name="Utopia-Italic" style:font-name-complex="Utopia-Italic"/>
    </style:style>
    <style:style style:name="T19" style:family="text">
      <style:text-properties style:font-name="Utopia-Italic" fo:language="en" fo:country="US" style:font-name-complex="Utopia-Italic"/>
    </style:style>
    <style:style style:name="T20" style:family="text">
      <style:text-properties style:font-name="TheSansMonoCondensed-Bold" fo:language="en" fo:country="US" style:font-name-complex="TheSansMonoCondensed-Bold"/>
    </style:style>
    <style:style style:name="T21" style:family="text">
      <style:text-properties fo:font-style="italic" style:font-style-asian="italic"/>
    </style:style>
    <style:style style:name="T22" style:family="text">
      <style:text-properties style:font-name="HelveticaNeue Condensed" fo:font-size="8pt" style:font-size-asian="8pt" style:font-name-complex="HelveticaNeue Condensed" style:font-size-complex="8pt"/>
    </style:style>
    <style:style style:name="T23" style:family="text">
      <style:text-properties fo:color="#bfbfbf" style:font-name="ZapfDingbats" fo:font-size="8pt" style:font-size-asian="8pt" style:font-name-complex="ZapfDingbats" style:font-size-complex="8pt"/>
    </style:style>
    <style:style style:name="T24" style:family="text">
      <style:text-properties fo:color="#bfbfbf" style:font-name="HelveticaNeue Condensed" fo:font-size="8pt" style:font-size-asian="8pt" style:font-name-complex="HelveticaNeue Condensed" style:font-size-complex="8pt"/>
    </style:style>
    <style:style style:name="T25" style:family="text">
      <style:text-properties officeooo:rsid="001a6d54"/>
    </style:style>
    <style:style style:name="T26" style:family="text">
      <style:text-properties officeooo:rsid="001eb3cd"/>
    </style:style>
    <style:style style:name="T27" style:family="text">
      <style:text-properties officeooo:rsid="002097d4"/>
    </style:style>
    <style:style style:name="T28" style:family="text">
      <style:text-properties officeooo:rsid="002133c6"/>
    </style:style>
    <style:style style:name="T29"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style:style style:name="T30"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T31" style:family="text">
      <style:text-properties style:use-window-font-color="true" style:font-name="Lucida Console" fo:font-size="9pt" fo:language="en" fo:country="US" style:font-name-asian="Times New Roman" style:font-size-asian="9pt" style:language-asian="it" style:country-asian="IT" style:font-name-complex="Lucida Console" style:font-size-complex="9pt" style:language-complex="ar" style:country-complex="SA"/>
    </style:style>
    <style:style style:name="T32" style:family="text">
      <style:text-properties style:use-window-font-color="true" style:font-name="Lucida Console" fo:font-size="9pt" fo:language="it" fo:country="IT" style:font-name-asian="Times New Roman" style:font-size-asian="9pt" style:language-asian="it" style:country-asian="IT" style:font-name-complex="Lucida Console" style:font-size-complex="9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changed-region xml:id="ct140983312" text:id="ct140983312">
          <text:insertion>
            <office:change-info>
              <dc:creator>Ray Lischner</dc:creator>
              <dc:date>2013-10-20T13:53:00</dc:date>
            </office:change-info>
          </text:insertion>
        </text:changed-region>
        <text:changed-region xml:id="ct140961040" text:id="ct140961040">
          <text:deletion>
            <office:change-info>
              <dc:creator>Ray Lischner</dc:creator>
              <dc:date>2013-10-20T13:53:00</dc:date>
            </office:change-info>
            <text:p text:style-name="Code">
       <text:span text:style-name="T1">omitted for brevity</text:span>
      </text:p>
          </text:deletion>
        </text:changed-region>
        <text:changed-region xml:id="ct140949232" text:id="ct140949232">
          <text:deletion>
            <office:change-info>
              <dc:creator>Ray Lischner</dc:creator>
              <dc:date>2013-10-20T13:54:00</dc:date>
            </office:change-info>
            <text:p text:style-name="Text_20_body">
       <text:span text:style-name="T2">m</text:span>
      </text:p>
          </text:deletion>
        </text:changed-region>
        <text:changed-region xml:id="ct141581616" text:id="ct141581616">
          <text:insertion>
            <office:change-info>
              <dc:creator>Ray Lischner</dc:creator>
              <dc:date>2013-10-20T13:54:00</dc:date>
            </office:change-info>
          </text:insertion>
        </text:changed-region>
        <text:changed-region xml:id="ct140021264" text:id="ct140021264">
          <text:deletion>
            <office:change-info>
              <dc:creator>Ray Lischner</dc:creator>
              <dc:date>2013-10-20T13:54:00</dc:date>
            </office:change-info>
            <text:p text:style-name="Text_20_body">
       <text:span text:style-name="T3">C</text:span>
      </text:p>
          </text:deletion>
        </text:changed-region>
        <text:changed-region xml:id="ct141417424" text:id="ct141417424">
          <text:insertion>
            <office:change-info>
              <dc:creator>Ray Lischner</dc:creator>
              <dc:date>2013-10-20T13:54:00</dc:date>
            </office:change-info>
          </text:insertion>
        </text:changed-region>
        <text:changed-region xml:id="ct71320336" text:id="ct71320336">
          <text:insertion>
            <office:change-info>
              <dc:creator>Ray Lischner</dc:creator>
              <dc:date>2013-10-20T13:59:00</dc:date>
            </office:change-info>
          </text:insertion>
        </text:changed-region>
        <text:changed-region xml:id="ct139183344" text:id="ct139183344">
          <text:insertion>
            <office:change-info>
              <dc:creator>Ray Lischner</dc:creator>
              <dc:date>2013-10-20T14:00:00</dc:date>
            </office:change-info>
          </text:insertion>
        </text:changed-region>
        <text:changed-region xml:id="ct89873104" text:id="ct89873104">
          <text:deletion>
            <office:change-info>
              <dc:creator>Ray Lischner</dc:creator>
              <dc:date>2013-10-20T14:00:00</dc:date>
            </office:change-info>
            <text:p text:style-name="Body_20_Text_20_First">
       <text:span text:style-name="T4">several different </text:span>
      </text:p>
          </text:deletion>
        </text:changed-region>
        <text:changed-region xml:id="ct142247280" text:id="ct142247280">
          <text:insertion>
            <office:change-info>
              <dc:creator>Ray Lischner</dc:creator>
              <dc:date>2013-10-20T14:02:00</dc:date>
            </office:change-info>
          </text:insertion>
        </text:changed-region>
        <text:changed-region xml:id="ct142016816" text:id="ct142016816">
          <text:deletion>
            <office:change-info>
              <dc:creator>Ray Lischner</dc:creator>
              <dc:date>2013-10-20T14:02:00</dc:date>
            </office:change-info>
            <text:list xml:id="list3244060971655053719" text:style-name="WW8Num5">
              <text:list-item>
                <text:p text:style-name="P1">
         <text:span text:style-name="T4"> </text:span>
        </text:p>
              </text:list-item>
            </text:list>
          </text:deletion>
        </text:changed-region>
        <text:changed-region xml:id="ct142247072" text:id="ct142247072">
          <text:insertion>
            <office:change-info>
              <dc:creator>Ray Lischner</dc:creator>
              <dc:date>2013-10-20T14:02:00</dc:date>
            </office:change-info>
          </text:insertion>
        </text:changed-region>
        <text:changed-region xml:id="ct144373680" text:id="ct144373680">
          <text:insertion>
            <office:change-info>
              <dc:creator>Ray Lischner</dc:creator>
              <dc:date>2013-10-20T14:04:00</dc:date>
            </office:change-info>
          </text:insertion>
        </text:changed-region>
        <text:changed-region xml:id="ct147431232" text:id="ct147431232">
          <text:deletion>
            <office:change-info>
              <dc:creator>Ray Lischner</dc:creator>
              <dc:date>2013-10-20T14:21:00</dc:date>
            </office:change-info>
            <text:p text:style-name="Code">(</text:p>
          </text:deletion>
        </text:changed-region>
        <text:changed-region xml:id="ct147432368" text:id="ct147432368">
          <text:insertion>
            <office:change-info>
              <dc:creator>Ray Lischner</dc:creator>
              <dc:date>2013-10-20T14:21:00</dc:date>
            </office:change-info>
          </text:insertion>
        </text:changed-region>
        <text:changed-region xml:id="ct147443904" text:id="ct147443904">
          <text:insertion>
            <office:change-info>
              <dc:creator>Ray Lischner</dc:creator>
              <dc:date>2013-10-20T14:21:00</dc:date>
            </office:change-info>
          </text:insertion>
        </text:changed-region>
        <text:changed-region xml:id="ct147463856" text:id="ct147463856">
          <text:deletion>
            <office:change-info>
              <dc:creator>Ray Lischner</dc:creator>
              <dc:date>2013-10-20T14:21:00</dc:date>
            </office:change-info>
            <text:p text:style-name="Code">)</text:p>
          </text:deletion>
        </text:changed-region>
        <text:changed-region xml:id="ct145254832" text:id="ct145254832">
          <text:deletion>
            <office:change-info>
              <dc:creator>Ray Lischner</dc:creator>
              <dc:date>2013-10-20T14:05:00</dc:date>
            </office:change-info>
            <text:p text:style-name="Body_20_Text_20_First">unwieldy </text:p>
          </text:deletion>
        </text:changed-region>
        <text:changed-region xml:id="ct146808608" text:id="ct146808608">
          <text:deletion>
            <office:change-info>
              <dc:creator>Ray Lischner</dc:creator>
              <dc:date>2013-10-20T14:21:00</dc:date>
            </office:change-info>
            <text:list xml:id="list1740631043" text:continue-numbering="true" text:style-name="WW8Num5">
              <text:list-item>
                <text:p text:style-name="P1">The <text:span text:style-name="Code_20_Inline">ioflags</text:span> class must keep a reference to the stream. Initializing a reference data member uses parentheses, not curly braces.</text:p>
              </text:list-item>
              <text:list-item text:style-override="WW8Num1">
                <text:p text:style-name="P2"/>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lasses<text:span text:style-name="Comment_20_Reference"><text:span text:style-name="T6"><office:annotation><dc:creator>Fabio Claudio Ferracchiati</dc:creator><dc:date>2013-10-10T13:55:00</dc:date><text:p text:style-name="P15"><text:span text:style-name="T29">Good chapter, the code is ok apart from one code snippet.</text:span></text:p></office:annotation></text:span></text:span> and Types</text:p>
      <text:p text:style-name="Body_20_Text_20_First">One of the main design goals for C++ was to give the programmer the ability to define custom types that look and act nearly identically to the built-in types. The combination of classes and overloaded operators gives you that power. This Exploration takes a closer look at the type system and how your classes can best fit into the C++ world.</text:p>
      <text:h text:style-name="Heading_20_1" text:outline-level="1">Classes vs. typedefs</text:h>
      <text:p text:style-name="Body_20_Text_20_First">Suppose you are writing a function to compute body-mass index (BMI) from an integer height in centimeters and an integer weight in kilograms. You have no difficulty writing such a function (which you can copy from your work in Explorations 28 and 34). For added clarity, you decide to add <text:span text:style-name="Code_20_Inline">typedef</text:span>s for <text:span text:style-name="Code_20_Inline">height</text:span> and <text:span text:style-name="Code_20_Inline">weight</text:span>, which allows the programmer to define variables for storing and manipulating these values with extra clarity to the human reader. Listing 39-1 shows a simple use of the <text:span text:style-name="Code_20_Inline">compute_bmi()</text:span> function and the associated <text:span text:style-name="Code_20_Inline">typedef</text:span>s.</text:p>
      <text:p text:style-name="Code_20_Caption"><text:span text:style-name="T9">Listing 39-1.</text:span> Computing BMI</text:p>
      <text:p text:style-name="Code">#include &lt;iostream&gt;</text:p>
      <text:p text:style-name="Code"/>
      <text:p text:style-name="Code">typedef int height;</text:p>
      <text:p text:style-name="Code">typedef int weight;</text:p>
      <text:p text:style-name="Code">typedef int bmi;</text:p>
      <text:p text:style-name="Code"/>
      <text:p text:style-name="Code">bmi compute_bmi(height h, weight w)</text:p>
      <text:p text:style-name="Code">{</text:p>
      <text:p text:style-name="Code"><text:span text:style-name="T10"><text:s text:c="2"/></text:span>return w * 10000 / (h * h);</text:p>
      <text:p text:style-name="Code">}</text:p>
      <text:p text:style-name="Code"/>
      <text:p text:style-name="Code">int main()</text:p>
      <text:p text:style-name="Code">{</text:p>
      <text:p text:style-name="Code"><text:span text:style-name="T10"><text:s text:c="2"/></text:span>std::cout &lt;&lt; "Height in centimeters: ";</text:p>
      <text:p text:style-name="Code"><text:span text:style-name="T10"><text:s text:c="2"/></text:span>height h{};</text:p>
      <text:p text:style-name="Code"><text:span text:style-name="T10"><text:s text:c="2"/></text:span>std::cin &gt;&gt; h;</text:p>
      <text:p text:style-name="Code"/>
      <text:p text:style-name="Code"><text:span text:style-name="T10"><text:s text:c="2"/></text:span>std::cout &lt;&lt; "Weight in kilograms: ";</text:p>
      <text:p text:style-name="Code"><text:span text:style-name="T10"><text:s text:c="2"/></text:span>weight w{};</text:p>
      <text:p text:style-name="Code"><text:span text:style-name="T10"><text:s text:c="2"/></text:span>std::cin &gt;&gt; w;</text:p>
      <text:p text:style-name="Code">
    <text:soft-page-break/>
   </text:p>
      <text:p text:style-name="Code"><text:span text:style-name="T10"><text:s text:c="2"/></text:span>std::cout &lt;&lt; "Body-mass index = " &lt;&lt; compute_bmi(w, h) &lt;&lt; '\n';</text:p>
      <text:p text:style-name="Code">}</text:p>
      <text:p text:style-name="Text_20_body">
    <text:span text:style-name="T2">Test the program. </text:span>
    <text:span text:style-name="Strong_20_Emphasis">
     <text:span text:style-name="T14">What’s wrong?</text:span>
    </text:span>
   </text:p>
      <text:p text:style-name="Unnumbered_20_List">_____________________________________________________________</text:p>
      <text:p text:style-name="Unnumbered_20_List">_____________________________________________________________</text:p>
      <text:p text:style-name="Text_20_body">
    <text:span text:style-name="T2">If you haven’t spotted it yet, take a closer look at the call to </text:span>
    <text:span text:style-name="Code_20_Inline">
     <text:span text:style-name="T2">compute_bmi</text:span>
    </text:span>
    <text:span text:style-name="T2">, on the last line of code in </text:span>
    <text:span text:style-name="Code_20_Inline">
     <text:span text:style-name="T2">main()</text:span>
    </text:span>
    <text:span text:style-name="T2">. Compare the arguments with the parameters in the function definition. Now do you see the problem?</text:span>
   </text:p>
      <text:p text:style-name="Text_20_body">
    <text:span text:style-name="T2">In spite of the extra clarity that the </text:span>
    <text:span text:style-name="Code_20_Inline">
     <text:span text:style-name="T2">height</text:span>
    </text:span>
    <text:span text:style-name="T2"> and </text:span>
    <text:span text:style-name="Code_20_Inline">
     <text:span text:style-name="T2">weight</text:span>
    </text:span>
    <text:span text:style-name="T2"> typedefs offer, I still made a fundamental mistake and reversed the order of the arguments. In this case, the error is easy to spot because the program is small. Also, the program’s output is so obviously wrong that testing quickly reveals the problem. Don’t relax too much, though; not all mistakes are so obvious.</text:span>
   </text:p>
      <text:p text:style-name="Text_20_body">
    <text:span text:style-name="T2">The problem here is that a </text:span>
    <text:span text:style-name="Code_20_Inline">
     <text:span text:style-name="T2">typedef</text:span>
    </text:span>
    <text:span text:style-name="T2"> does not define a new type, but instead creates an alias for an existing type. The original type and its </text:span>
    <text:span text:style-name="Code_20_Inline">
     <text:span text:style-name="T2">typedef</text:span>
    </text:span>
    <text:span text:style-name="T2"> alias are completely interchangeable. Thus, a </text:span>
    <text:span text:style-name="Code_20_Inline">
     <text:span text:style-name="T2">height</text:span>
    </text:span>
    <text:span text:style-name="T2"> is the same as an </text:span>
    <text:span text:style-name="Code_20_Inline">
     <text:span text:style-name="T2">int</text:span>
    </text:span>
    <text:span text:style-name="T16">,</text:span>
    <text:span text:style-name="T2"> is the same as a </text:span>
    <text:span text:style-name="Code_20_Inline">
     <text:span text:style-name="T2">weight</text:span>
    </text:span>
    <text:span text:style-name="T2">. Because the programmer is able to mix up </text:span>
    <text:span text:style-name="Code_20_Inline">
     <text:span text:style-name="T2">height</text:span>
    </text:span>
    <text:span text:style-name="T2"> and </text:span>
    <text:span text:style-name="Code_20_Inline">
     <text:span text:style-name="T2">weight</text:span>
    </text:span>
    <text:span text:style-name="T2">, the </text:span>
    <text:span text:style-name="Code_20_Inline">
     <text:span text:style-name="T2">typedef</text:span>
    </text:span>
    <text:span text:style-name="T2">s don’t actually help much.</text:span>
   </text:p>
      <text:p text:style-name="Text_20_body">
    <text:span text:style-name="T2">More useful would be to create distinct types called </text:span>
    <text:span text:style-name="Code_20_Inline">
     <text:span text:style-name="T2">height</text:span>
    </text:span>
    <text:span text:style-name="T2"> and </text:span>
    <text:span text:style-name="Code_20_Inline">
     <text:span text:style-name="T2">weight</text:span>
    </text:span>
    <text:span text:style-name="T2">. As distinct types, you would not be able to mix them up, and you would have full control over the operations that you allow. For example, dividing two </text:span>
    <text:span text:style-name="Code_20_Inline">
     <text:span text:style-name="T2">weight</text:span>
    </text:span>
    <text:span text:style-name="T2">s should yield a plain, unitless </text:span>
    <text:span text:style-name="Code_20_Inline">
     <text:span text:style-name="T2">int</text:span>
    </text:span>
    <text:span text:style-name="T2">. Adding a </text:span>
    <text:span text:style-name="Code_20_Inline">
     <text:span text:style-name="T2">height</text:span>
    </text:span>
    <text:span text:style-name="T2"> to a </text:span>
    <text:span text:style-name="Code_20_Inline">
     <text:span text:style-name="T2">weight</text:span>
    </text:span>
    <text:span text:style-name="T2"> should result in an error message from the compiler. Listing 39-2 shows simple </text:span>
    <text:span text:style-name="Code_20_Inline">
     <text:span text:style-name="T2">height</text:span>
    </text:span>
    <text:span text:style-name="T2"> and </text:span>
    <text:span text:style-name="Code_20_Inline">
     <text:span text:style-name="T2">weight</text:span>
    </text:span>
    <text:span text:style-name="T2"> classes that impose these restrictions.</text:span>
   </text:p>
      <text:p text:style-name="Code_20_Caption"><text:span text:style-name="T9">Listing 39-2.</text:span> Defining Classes for <text:span text:style-name="Code_20_Inline"><text:span text:style-name="T17">height</text:span></text:span> and <text:span text:style-name="Code_20_Inline"><text:span text:style-name="T17">weight</text:span></text:span></text:p>
      <text:p text:style-name="Code">#include &lt;iostream&gt;</text:p>
      <text:p text:style-name="Code"/>
      <text:p text:style-name="Code">/// Height in centimeters</text:p>
      <text:p text:style-name="Code">class height</text:p>
      <text:p text:style-name="Code">{</text:p>
      <text:p text:style-name="Code">public:</text:p>
      <text:p text:style-name="Code"><text:span text:style-name="T10"><text:s text:c="2"/></text:span>height(int h) : value_{h} {}</text:p>
      <text:p text:style-name="Code"><text:span text:style-name="T10"><text:s text:c="2"/></text:span>int value() const { return value_; }</text:p>
      <text:p text:style-name="Code">private:</text:p>
      <text:p text:style-name="Code"><text:span text:style-name="T10"><text:s text:c="2"/></text:span>int value_;</text:p>
      <text:p text:style-name="Code">};</text:p>
      <text:p text:style-name="Code"/>
      <text:p text:style-name="Code">/// Weight in kilograms</text:p>
      <text:p text:style-name="Code">class weight</text:p>
      <text:p text:style-name="Code">{</text:p>
      <text:p text:style-name="Code">public:</text:p>
      <text:p text:style-name="Code"><text:span text:style-name="T10"><text:s text:c="2"/></text:span>weight(int w) : value_{w} {}</text:p>
      <text:p text:style-name="Code"><text:span text:style-name="T10"><text:s text:c="2"/></text:span>int value() const { return value_; }</text:p>
      <text:p text:style-name="Code"><text:soft-page-break/>private:</text:p>
      <text:p text:style-name="Code"><text:span text:style-name="T10"><text:s text:c="2"/></text:span>int value_;</text:p>
      <text:p text:style-name="Code">};</text:p>
      <text:p text:style-name="Code"/>
      <text:p text:style-name="Code">/// Body-mass index</text:p>
      <text:p text:style-name="Code">class bmi</text:p>
      <text:p text:style-name="Code">{</text:p>
      <text:p text:style-name="Code">public:</text:p>
      <text:p text:style-name="Code"><text:span text:style-name="T10"><text:s text:c="2"/></text:span>bmi() : value_{0} {}</text:p>
      <text:p text:style-name="Code"><text:span text:style-name="T10"><text:s text:c="2"/></text:span>bmi(height h, weight w) : value_{w.value() * 10000 / (h.value()*h.value())} {}</text:p>
      <text:p text:style-name="Code"><text:span text:style-name="T10"><text:s text:c="2"/></text:span>int value() const { return value_; }</text:p>
      <text:p text:style-name="Code">private:</text:p>
      <text:p text:style-name="Code"><text:span text:style-name="T10"><text:s text:c="2"/></text:span>int value_;</text:p>
      <text:p text:style-name="Code">};</text:p>
      <text:p text:style-name="Code">height operator+(height a, height b)</text:p>
      <text:p text:style-name="Code">{</text:p>
      <text:p text:style-name="Code"><text:span text:style-name="T10"><text:s text:c="2"/></text:span>return height{a.value() + b.value()};</text:p>
      <text:p text:style-name="Code">}</text:p>
      <text:p text:style-name="Code">int operator/(height a, height b)</text:p>
      <text:p text:style-name="Code">{</text:p>
      <text:p text:style-name="Code"><text:span text:style-name="T10"><text:s text:c="2"/></text:span>return a.value() / b.value();</text:p>
      <text:p text:style-name="Code">}</text:p>
      <text:p text:style-name="Code">std::istream&amp; operator&gt;&gt;(std::istream&amp; in, height&amp; h)</text:p>
      <text:p text:style-name="Code">{</text:p>
      <text:p text:style-name="Code"><text:span text:style-name="T10"><text:s text:c="2"/></text:span>int tmp{};</text:p>
      <text:p text:style-name="Code"><text:span text:style-name="T10"><text:s text:c="2"/></text:span>if (in &gt;&gt; tmp)</text:p>
      <text:p text:style-name="Code"><text:span text:style-name="T10"><text:s text:c="4"/></text:span>h = tmp;</text:p>
      <text:p text:style-name="Code"><text:span text:style-name="T10"><text:s text:c="2"/></text:span>return in;</text:p>
      <text:p text:style-name="Code">}</text:p>
      <text:p text:style-name="Code">std::istream&amp; operator&gt;&gt;(std::istream&amp; in, weight&amp; w)</text:p>
      <text:p text:style-name="Code">{</text:p>
      <text:p text:style-name="Code"><text:span text:style-name="T10"><text:s text:c="2"/></text:span>int tmp{};</text:p>
      <text:p text:style-name="Code"><text:span text:style-name="T10"><text:s text:c="2"/></text:span>if (in &gt;&gt; tmp)</text:p>
      <text:p text:style-name="Code"><text:span text:style-name="T10"><text:s text:c="4"/></text:span>w = tmp;</text:p>
      <text:p text:style-name="Code"><text:span text:style-name="T10"><text:s text:c="2"/></text:span>return in;</text:p>
      <text:p text:style-name="Code">}</text:p>
      <text:p text:style-name="Code">std::ostream&amp; operator&lt;&lt;(std::ostream&amp; out, bmi i)</text:p>
      <text:p text:style-name="Code">{</text:p>
      <text:p text:style-name="Code"><text:span text:style-name="T10"><text:s text:c="2"/></text:span>out &lt;&lt; i.value();</text:p>
      <text:p text:style-name="Code"><text:span text:style-name="T10"><text:s text:c="2"/></text:span>return out;</text:p>
      <text:p text:style-name="Code">}</text:p>
      <text:p text:style-name="Code">// Implement other operators similarly, but implement only</text:p>
      <text:p text:style-name="Code">// the ones that make sense.</text:p>
      <text:p text:style-name="Code">weight operator-(weight a, weight b)</text:p>
      <text:p text:style-name="Code">{</text:p>
      <text:p text:style-name="Code"><text:span text:style-name="T10"><text:s text:c="2"/></text:span>return weight{a.value() - b.value()};</text:p>
      <text:p text:style-name="Code">}</text:p>
      <text:p text:style-name="Code">... <text:change-start text:change-id="ct140983312"/><text:span text:style-name="T1">plus other operators you want to implement</text:span><text:change-end text:change-id="ct140983312"/><text:change text:change-id="ct140961040"/> ...<text:span text:style-name="Comment_20_Reference"><text:span text:style-name="T8"><office:annotation><dc:creator>Fabio Claudio Ferracchiati</dc:creator><dc:date>2013-10-10T12:44:00</dc:date><text:p text:style-name="P15"><text:span text:style-name="T30">Is it so long? The chapter is only ten page long…</text:span></text:p></office:annotation></text:span></text:span></text:p>
      <text:p text:style-name="Code"/>
      <text:p text:style-name="Code">int main()</text:p>
      <text:p text:style-name="Code">{</text:p>
      <text:p text:style-name="Code"><text:span text:style-name="T10"><text:s text:c="2"/></text:span>std::cout &lt;&lt; "Height in centimeters: ";</text:p>
      <text:p text:style-name="Code"><text:span text:style-name="T10"><text:s text:c="2"/></text:span>height h{0};</text:p>
      <text:p text:style-name="Code"><text:span text:style-name="T10"><text:s text:c="2"/></text:span>std::cin &gt;&gt; h;</text:p>
      <text:p text:style-name="Code"/>
      <text:p text:style-name="Code"><text:span text:style-name="T10"><text:s text:c="2"/></text:span>std::cout &lt;&lt; "Weight in kilograms: ";</text:p>
      <text:p text:style-name="Code"><text:span text:style-name="T10"><text:s text:c="2"/></text:span>weight w{0};</text:p>
      <text:p text:style-name="Code"><text:soft-page-break/><text:span text:style-name="T10"><text:s text:c="2"/></text:span>std::cin &gt;&gt; w;</text:p>
      <text:p text:style-name="Code"/>
      <text:p text:style-name="Code"><text:span text:style-name="T10"><text:s text:c="2"/></text:span>std::cout &lt;&lt; "Body-mass index = " &lt;&lt; bmi(h, w) &lt;&lt; '\n';</text:p>
      <text:p text:style-name="Code">}</text:p>
      <text:p text:style-name="P13">The new classes prevent mistakes such as that in Listing 39-1, but at the expense of more code. For instance, you need to write suitable I/O operators. You also need to decide which arithmetic operators to implement. And don’t forget the comparison operators. Most of these functions are trivial to write, but you can’t neglect them. In many applications, however, the work will pay off many times over by removing potential sources of error.</text:p>
      <text:p text:style-name="Text_20_body">
    <text:span text:style-name="T2">I’m not suggesting that you do away with unadorned integers and other built-in types, and replace them with clumsy wrapper classes. In fact, I agree with you (don’t ask how I know what you’re thinking) that the BMI example is rather artificial. If I were writing a real, honest-to-goodness program for computing and managing BMIs, I would use plain </text:span>
    <text:span text:style-name="Code_20_Inline">
     <text:span text:style-name="T2">int</text:span>
    </text:span>
    <text:span text:style-name="T2"> variables, and rely on careful coding and proofreading to prevent and detect errors. I use wrapper classes, such as </text:span>
    <text:span text:style-name="Code_20_Inline">
     <text:span text:style-name="T2">height</text:span>
    </text:span>
    <text:span text:style-name="T2"> and </text:span>
    <text:span text:style-name="Code_20_Inline">
     <text:span text:style-name="T2">weight</text:span>
    </text:span>
    <text:span text:style-name="T2">, when they add some primary value. A big program in which heights and weights figured prominently would offer many opportunities for </text:span>
    <text:change text:change-id="ct140949232"/>
    <text:span text:style-name="T2">mistakes. In that case, I would want to use wrapper classes. </text:span>
    <text:change-start text:change-id="ct141581616"/>
    <text:span text:style-name="T3">I </text:span>
    <text:change-end text:change-id="ct141581616"/>
    <text:change text:change-id="ct140021264"/>
    <text:change-start text:change-id="ct141417424"/>
    <text:span text:style-name="T3">c</text:span>
    <text:change-end text:change-id="ct141417424"/>
    <text:span text:style-name="T2">ould also add some error checking to the classes, impose constraints on the domain of values they can represent, or otherwise help me do my job as a programmer. Nonetheless, it’s best to start simple, and add complexity slowly and carefully. The next section explains in greater detail what behavior you must implement to make a useful and meaningful custom class.</text:span>
   </text:p>
      <text:h text:style-name="Heading_20_1" text:outline-level="1">Value Types</text:h>
      <text:p text:style-name="Body_20_Text_20_First">The <text:span text:style-name="Code_20_Inline">height</text:span> and <text:span text:style-name="Code_20_Inline">weight</text:span> types are examples of <text:span text:style-name="Emphasis"><text:span text:style-name="T18">value types</text:span></text:span>—that is, types that behave as ordinary values. Contrast them with the I/O stream types, which behave very differently. For instance, you cannot copy or assign streams; you must pass them by reference to functions. Nor can you compare streams, or perform arithmetic on them. Value types, by design, behave similarly to the built-in types, such as <text:span text:style-name="Code_20_Inline">int</text:span> and <text:span text:style-name="Code_20_Inline">float</text:span>. One of the important characteristics of value types is that you can store them in containers, such as <text:span text:style-name="Code_20_Inline">vector</text:span> and <text:span text:style-name="Code_20_Inline">map</text:span>. This section explains the general requirements for value types.</text:p>
      <text:p text:style-name="Text_20_body">
    <text:span text:style-name="T2">The basic guideline is to make sure your type behaves “like an </text:span>
    <text:span text:style-name="Code_20_Inline">
     <text:span text:style-name="T2">int</text:span>
    </text:span>
    <text:span text:style-name="T2">.” When it comes to copying, comparing, and performing arithmetic, avoid surprises by making your custom type look, act, and work as much like the built-in types as possible.</text:span>
   </text:p>
      <text:h text:style-name="Heading_20_2" text:outline-level="2">Copying</text:h>
      <text:p text:style-name="Body_20_Text_20_First">Copying an <text:span text:style-name="Code_20_Inline">int</text:span> yields a new <text:span text:style-name="Code_20_Inline">int</text:span> that is indistinguishable from the original. Your custom type should behave the same way.</text:p>
      <text:p text:style-name="Text_20_body">
    <text:span text:style-name="T2">Consider the example of </text:span>
    <text:span text:style-name="Code_20_Inline">
     <text:span text:style-name="T2">string</text:span>
    </text:span>
    <text:span text:style-name="T2">. Many implementations of </text:span>
    <text:span text:style-name="Code_20_Inline">
     <text:span text:style-name="T2">string</text:span>
    </text:span>
    <text:span text:style-name="T2"> are possible. Some of these use copy-on-write to optimize frequent copying and assignment. In a copy-on-write implementation, the actual string contents are kept separate from the </text:span>
    <text:span text:style-name="Code_20_Inline">
     <text:span text:style-name="T2">string</text:span>
    </text:span>
    <text:span text:style-name="T2"> object; copies of the </text:span>
    <text:span text:style-name="Code_20_Inline">
     <text:span text:style-name="T2">string</text:span>
    </text:span>
    <text:span text:style-name="T2"> object do not copy the contents until and unless a copy is needed, which happens when the string contents must be modified. Many uses of strings are readonly, so copy-on-write avoids unnecessary copies of the contents, even when the </text:span>
    <text:span text:style-name="Code_20_Inline">
     <text:span text:style-name="T2">string</text:span>
    </text:span>
    <text:span text:style-name="T2"> objects themselves are copied frequently.</text:span>
   </text:p>
      <text:p text:style-name="Text_20_body">
    <text:soft-page-break/>
    <text:span text:style-name="T2">Other implementations optimize for small strings by using the </text:span>
    <text:span text:style-name="Code_20_Inline">
     <text:span text:style-name="T2">string</text:span>
    </text:span>
    <text:span text:style-name="T2"> object to store their contents, but storing large strings separately. Copying small strings is fast, but copying large strings is slower. Most programs use only small strings. In spite of these differences in implementation, when you copy a </text:span>
    <text:span text:style-name="Code_20_Inline">
     <text:span text:style-name="T2">string</text:span>
    </text:span>
    <text:span text:style-name="T2"> (such as passing a </text:span>
    <text:span text:style-name="Code_20_Inline">
     <text:span text:style-name="T2">string</text:span>
    </text:span>
    <text:span text:style-name="T2"> by value to a function), the copy and the original are indistinguishable: just like an </text:span>
    <text:span text:style-name="Code_20_Inline">
     <text:span text:style-name="T2">int</text:span>
    </text:span>
    <text:span text:style-name="T2">.</text:span>
   </text:p>
      <text:p text:style-name="Text_20_body">
    <text:span text:style-name="T2">Usually, the automatic copy constructor does what you want, and you don’t need to write any code. Nonetheless, you need to think about copying, and assure yourself that the compiler’s automatic (also called </text:span>
    <text:span text:style-name="Emphasis">
     <text:span text:style-name="T19">implicit</text:span>
    </text:span>
    <text:span text:style-name="T2">) copy constructor does exactly what you want.</text:span>
   </text:p>
      <text:h text:style-name="Heading_20_2" text:outline-level="2">Assigning</text:h>
      <text:p text:style-name="Body_20_Text_20_First">Assigning objects is similar to copying them. After an assignment, the target and source must contain identical values. The key difference between assignment and copying is that copying starts with a blank slate: a newly constructed object. Assignment begins with an existing object, and you may need to clean up the old value before you can assign the new value. Simple types such as <text:span text:style-name="Code_20_Inline">height</text:span> have nothing to clean up, but later in this book, you will learn how to implement more complicated types, such as <text:span text:style-name="Code_20_Inline">string</text:span>, which require careful cleanup.</text:p>
      <text:p text:style-name="P13">Most simple types work just fine with the compiler’s implicit assignment operator, and you don’t need to write your own. Nonetheless, you need to consider the possibility, and make sure the implicit assignment operator is exactly what you want.</text:p>
      <text:h text:style-name="Heading_20_2" text:outline-level="2">Moving</text:h>
      <text:p text:style-name="Body_20_Text_20_First">Sometimes, you don’t want to make an exact copy. I know I wrote that assignment should make an exact copy, but you can break that rule by having assignment <text:span text:style-name="Emphasis">move</text:span> a value from the source to the target. The result leaves the source is an unknown state (typically empty), and the target gets the original value of the source.</text:p>
      <text:p text:style-name="Text_20_body">
    <text:span text:style-name="T2">Force a move assignment by calling </text:span>
    <text:span text:style-name="Code_20_Inline">
     <text:span text:style-name="T2">std::move</text:span>
    </text:span>
    <text:span text:style-name="T2"> (declared in </text:span>
    <text:span text:style-name="Code_20_Inline">
     <text:span text:style-name="T2">&lt;utility&gt;</text:span>
    </text:span>
    <text:span text:style-name="T2">):</text:span>
   </text:p>
      <text:p text:style-name="Code">std::string source{"string"}, target;</text:p>
      <text:p text:style-name="Code">target = std::move(source);</text:p>
      <text:p text:style-name="Text_20_body">
    <text:span text:style-name="T2">After the assignment, </text:span>
    <text:span text:style-name="Code_20_Inline">
     <text:span text:style-name="T2">source</text:span>
    </text:span>
    <text:span text:style-name="T2"> is in an unknown, but valid, state. Typically it will be empty, but you cannot write code that assumes it is empty. In practical terms, the string contents of source are moved into target without copying any of the string contents. Moving is fast and independent of the amount of data stored in a container.</text:span>
   </text:p>
      <text:p text:style-name="P13">You can also move an object in an initializer:</text:p>
      <text:p text:style-name="Code">std::string source{"string"};</text:p>
      <text:p text:style-name="Code">std::string target{std::move(source)};</text:p>
      <text:p text:style-name="P13">Moving works with strings and most containers. Consider the program in Listing 39-3.</text:p>
      <text:p text:style-name="Code_20_Caption">Listing 39-3. Copying vs. Moving</text:p>
      <text:p text:style-name="Code"><text:soft-page-break/>#include &lt;iostream&gt;</text:p>
      <text:p text:style-name="Code">#include &lt;utility&gt;</text:p>
      <text:p text:style-name="Code">#include &lt;vector&gt;</text:p>
      <text:p text:style-name="Code"/>
      <text:p text:style-name="Code">void print(std::vector&lt;int&gt; const&amp; vector)</text:p>
      <text:p text:style-name="Code">{</text:p>
      <text:p text:style-name="Code"><text:span text:style-name="T10"><text:s text:c="2"/></text:span>std::cout &lt;&lt; "{ ";</text:p>
      <text:p text:style-name="Code"><text:span text:style-name="T10"><text:s text:c="2"/></text:span>for (int i : vector)</text:p>
      <text:p text:style-name="Code"><text:span text:style-name="T10"><text:s text:c="4"/></text:span>std::cout &lt;&lt; i &lt;&lt; ' ';</text:p>
      <text:p text:style-name="Code"><text:span text:style-name="T10"><text:s text:c="2"/></text:span>std::cout &lt;&lt; "}\n";</text:p>
      <text:p text:style-name="Code">}</text:p>
      <text:p text:style-name="Code"/>
      <text:p text:style-name="Code">int main()</text:p>
      <text:p text:style-name="Code">{</text:p>
      <text:p text:style-name="Code"><text:span text:style-name="T10"><text:s text:c="2"/></text:span>std::vector&lt;int&gt; source{1, 2, 3 };</text:p>
      <text:p text:style-name="Code"><text:span text:style-name="T10"><text:s text:c="2"/></text:span>print(source);</text:p>
      <text:p text:style-name="Code"><text:span text:style-name="T10"><text:s text:c="2"/></text:span>std::vector&lt;int&gt; copy{source};</text:p>
      <text:p text:style-name="Code"><text:span text:style-name="T10"><text:s text:c="2"/></text:span>print(copy);</text:p>
      <text:p text:style-name="Code"><text:span text:style-name="T10"><text:s text:c="2"/></text:span>std::vector&lt;int&gt; move{std::move(source)};</text:p>
      <text:p text:style-name="Code"><text:span text:style-name="T10"><text:s text:c="2"/></text:span>print(move);</text:p>
      <text:p text:style-name="Code"><text:span text:style-name="T10"><text:s text:c="2"/></text:span>print(source);</text:p>
      <text:p text:style-name="Code">}</text:p>
      <text:p text:style-name="Text_20_body">
    <text:span text:style-name="Strong_20_Emphasis">
     <text:span text:style-name="T2">Predict the output of the program in Listing 39-3.</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P14">
    <text:change-start text:change-id="ct71320336"/>
    <text:span text:style-name="T13">When I run the program, I get the following:</text:span>
   </text:p>
      <text:p text:style-name="P11">
    <text:span text:style-name="T13">{ 1 2 3 }</text:span>
   </text:p>
      <text:p text:style-name="P11">
    <text:span text:style-name="T13">{ 1 2 3 }</text:span>
   </text:p>
      <text:p text:style-name="P11">
    <text:span text:style-name="T13">{ 1 2 3 }</text:span>
   </text:p>
      <text:p text:style-name="P11">
    <text:span text:style-name="T13">{ }</text:span>
   </text:p>
      <text:p text:style-name="Text_20_body">
    <text:change-end text:change-id="ct71320336"/>
    <text:span text:style-name="T2">The first three lines print </text:span>
    <text:span text:style-name="Code_20_Inline">
     <text:span text:style-name="T2">{</text:span>
    </text:span>
    <text:span text:style-name="T2"> </text:span>
    <text:span text:style-name="Code_20_Inline">
     <text:span text:style-name="T2">1 2 3 }</text:span>
    </text:span>
    <text:span text:style-name="T2">, as expected. But the last line is interesting because </text:span>
    <text:span text:style-name="Code_20_Inline">
     <text:span text:style-name="T2">source</text:span>
    </text:span>
    <text:span text:style-name="T2"> was moved into </text:span>
    <text:span text:style-name="Code_20_Inline">
     <text:span text:style-name="T2">move</text:span>
    </text:span>
    <text:span text:style-name="T2">. When a vector’s contents are moved, the source becomes empty. Writing a move constructor is advanced and will have to wait until later in this book, but you can take advantage of move constructors and move assignment operators in the standard library by calling </text:span>
    <text:span text:style-name="Code_20_Inline">
     <text:span text:style-name="T2">std::move()</text:span>
    </text:span>
    <text:span text:style-name="T2">.</text:span>
    <text:span text:style-name="Comment_20_Reference">
     <text:span text:style-name="T7">
      <office:annotation>
       <dc:creator>Fabio Claudio Ferracchiati</dc:creator>
       <dc:date>2013-10-10T12:46:00</dc:date>
       <text:p text:style-name="P15">
        <text:span text:style-name="T30">Why you don’t show your output here?</text:span>
       </text:p>
      </office:annotation>
     </text:span>
    </text:span>
   </text:p>
      <text:h text:style-name="Heading_20_2" text:outline-level="2"><text:soft-page-break/>Comparing</text:h>
      <text:p text:style-name="Body_20_Text_20_First">I defined copying and assignment in a way that requires meaningful comparison. If you can’t determine whether two objects are equal, you can’t verify whether you copied or assigned them correctly. C++ has <text:change-start text:change-id="ct139183344"/><text:span text:style-name="T4">a few </text:span><text:change-end text:change-id="ct139183344"/><text:change text:change-id="ct89873104"/>ways to check whether two objects are the same.</text:p>
      <text:list xml:id="list2547837905496746194" text:style-name="WW8Num1">
        <text:list-item>
          <text:p text:style-name="P2">The first and most obvious way is to compare objects with the <text:span text:style-name="Code_20_Inline">==</text:span> operator. Value types should overload this operator. Make sure the operator is transitive—that is, if <text:span text:style-name="Code_20_Inline">a</text:span> <text:span text:style-name="Code_20_Inline">==</text:span> <text:span text:style-name="Code_20_Inline">b</text:span> and <text:span text:style-name="Code_20_Inline">b</text:span> <text:span text:style-name="Code_20_Inline">==</text:span> <text:span text:style-name="Code_20_Inline">c</text:span>, then <text:span text:style-name="Code_20_Inline">a</text:span> <text:span text:style-name="Code_20_Inline">==</text:span> <text:span text:style-name="Code_20_Inline">c</text:span>. Make sure the operator is commutative, that is, if <text:span text:style-name="Code_20_Inline">a</text:span> <text:span text:style-name="Code_20_Inline">==</text:span> <text:span text:style-name="Code_20_Inline">b</text:span>, then <text:span text:style-name="Code_20_Inline">b</text:span> <text:span text:style-name="Code_20_Inline">==</text:span> <text:span text:style-name="Code_20_Inline">a</text:span>. Finally, the operator should be reflexive: <text:span text:style-name="Code_20_Inline">a</text:span> <text:span text:style-name="Code_20_Inline">==</text:span> <text:span text:style-name="Code_20_Inline">a</text:span>.</text:p>
        </text:list-item>
        <text:list-item>
          <text:p text:style-name="P2">Standard algorithms such as <text:span text:style-name="Code_20_Inline">find</text:span> compare items by one of two methods: with <text:span text:style-name="Code_20_Inline">operator==</text:span> or with a caller-supplied predicate. Sometimes, you may want to compare objects with a custom predicate, for example, a <text:span text:style-name="Code_20_Inline">person</text:span> class might have <text:span text:style-name="Code_20_Inline">operator==</text:span> that compares every data member (name, address, etc.), but you want to search a container of <text:span text:style-name="Code_20_Inline">person</text:span> objects by checking only last names, which you do by writing your own comparison function. The custom predicate must obey the same transitive and reflexive restrictions as the <text:span text:style-name="Code_20_Inline">==</text:span> operator. If you are using the predicate with a specific algorithm, that algorithm calls the predicate in a particular way, so you know the order of the arguments. You don’t need to make your predicate commutative, and in some cases, you wouldn’t want to.</text:p>
        </text:list-item>
        <text:list-item>
          <text:p text:style-name="P2">Containers such as <text:span text:style-name="Code_20_Inline">map</text:span> store their elements in sorted order. Some standard algorithms, such as <text:span text:style-name="Code_20_Inline">binary_search</text:span>, require their input range to be in sorted order. The ordered containers and algorithms use the same conventions. By default, they use the <text:span text:style-name="Code_20_Inline">&lt;</text:span> operator, but you can also supply your own comparison predicate. These containers and algorithms never use the <text:span text:style-name="Code_20_Inline">==</text:span> operator to determine whether two objects are the same. Instead, they check for equivalence—that is, <text:span text:style-name="Code_20_Inline">a</text:span> is equivalent to <text:span text:style-name="Code_20_Inline">b</text:span> if <text:span text:style-name="Code_20_Inline">a</text:span> <text:span text:style-name="Code_20_Inline">&lt;</text:span> <text:span text:style-name="Code_20_Inline">b</text:span> is false and <text:span text:style-name="Code_20_Inline">b</text:span> <text:span text:style-name="Code_20_Inline">&lt;</text:span> <text:span text:style-name="Code_20_Inline">a</text:span> is false.</text:p>
        </text:list-item>
      </text:list>
      <text:list xml:id="list1928941672" text:continue-list="list1740631043" text:style-name="WW8Num5">
        <text:list-header>
          <text:p text:style-name="P6">If your value type can be ordered, you should overload the <text:span text:style-name="Code_20_Inline">&lt;</text:span> operator. Ensure that the operator is transitive (if <text:span text:style-name="Code_20_Inline">a</text:span> <text:span text:style-name="Code_20_Inline">&lt;</text:span> <text:span text:style-name="Code_20_Inline">b</text:span> and <text:span text:style-name="Code_20_Inline">b</text:span> <text:span text:style-name="Code_20_Inline">&lt;</text:span> <text:span text:style-name="Code_20_Inline">c</text:span>, then <text:span text:style-name="Code_20_Inline">a</text:span> <text:span text:style-name="Code_20_Inline">&lt;</text:span> <text:span text:style-name="Code_20_Inline">c</text:span><text:span text:style-name="T15">)</text:span>. Also, the ordering must be strict, that is, <text:s/><text:span text:style-name="Code_20_Inline">a</text:span> <text:span text:style-name="Code_20_Inline">&lt;</text:span> <text:span text:style-name="Code_20_Inline">a</text:span> is always false.</text:p>
        </text:list-header>
      </text:list>
      <text:list xml:id="list1215444253" text:continue-list="list2547837905496746194" text:style-name="WW8Num1">
        <text:list-item>
          <text:p text:style-name="P2">Containers and algorithms that check for equivalence also take a<text:change-start text:change-id="ct142247280"/><text:span text:style-name="T4">n optional</text:span><text:change-end text:change-id="ct142247280"/><text:change text:change-id="ct142016816"/><text:change-start text:change-id="ct142247072"/> <text:change-end text:change-id="ct142247072"/>custom predicate instead of the <text:span text:style-name="Code_20_Inline">&lt;</text:span> operator. The custom predicate must obey the same transitive and strictness restrictions as the <text:span text:style-name="Code_20_Inline">&lt;</text:span> operator.</text:p>
        </text:list-item>
      </text:list>
      <text:p text:style-name="Text_20_body">
    <text:span text:style-name="T2">Not all types are comparable with a less-than relationship. If your type cannot be ordered, do not implement the </text:span>
    <text:span text:style-name="Code_20_Inline">
     <text:span text:style-name="T2">&lt;</text:span>
    </text:span>
    <text:span text:style-name="T2"> operator, but you must also understand that you will not be able to store objects of that type in a </text:span>
    <text:span text:style-name="Code_20_Inline">
     <text:span text:style-name="T2">map</text:span>
    </text:span>
    <text:span text:style-name="T2">, or use any of the binary search algorithms. Sometimes, you may want to impose an artificial order, just to permit these uses. For example, a </text:span>
    <text:span text:style-name="Code_20_Inline">
     <text:span text:style-name="T2">color</text:span>
    </text:span>
    <text:span text:style-name="T2"> type may represent colors such as </text:span>
    <text:span text:style-name="Code_20_Inline">
     <text:span text:style-name="T2">red</text:span>
    </text:span>
    <text:span text:style-name="T2">, </text:span>
    <text:span text:style-name="Code_20_Inline">
     <text:span text:style-name="T2">green</text:span>
    </text:span>
    <text:span text:style-name="T2">, or </text:span>
    <text:span text:style-name="Code_20_Inline">
     <text:span text:style-name="T2">yellow</text:span>
    </text:span>
    <text:span text:style-name="T2">. Although nothing about </text:span>
    <text:span text:style-name="Code_20_Inline">
     <text:span text:style-name="T2">red</text:span>
    </text:span>
    <text:span text:style-name="T2"> or </text:span>
    <text:span text:style-name="Code_20_Inline">
     <text:span text:style-name="T2">green</text:span>
    </text:span>
    <text:span text:style-name="T2"> inherently defines one as being “less than” another, you may want to define an arbitrary order just so you can use these values as keys in a </text:span>
    <text:span text:style-name="Code_20_Inline">
     <text:span text:style-name="T2">map</text:span>
    </text:span>
    <text:span text:style-name="T2">. One immediate suggestion is to write a comparison function that compares colors as integers, using the </text:span>
    <text:span text:style-name="Code_20_Inline">
     <text:span text:style-name="T2">&lt;</text:span>
    </text:span>
    <text:span text:style-name="T2"> operator.</text:span>
   </text:p>
      <text:p text:style-name="Text_20_body">
    <text:span text:style-name="T2">On the other hand, if you have a value that should be compared (such as </text:span>
    <text:span text:style-name="Code_20_Inline">
     <text:span text:style-name="T2">rational</text:span>
    </text:span>
    <text:span text:style-name="T2">), you should implement </text:span>
    <text:span text:style-name="Code_20_Inline">
     <text:span text:style-name="T2">operator==</text:span>
    </text:span>
    <text:span text:style-name="T2"> and </text:span>
    <text:span text:style-name="Code_20_Inline">
     <text:span text:style-name="T2">operator&lt;</text:span>
    </text:span>
    <text:span text:style-name="T2">. You can then implement all other comparison operators in terms of these two. (See Exploration 32 for an example of how the </text:span>
    <text:span text:style-name="Code_20_Inline">
     <text:span text:style-name="T2">rational</text:span>
    </text:span>
    <text:span text:style-name="T2"> class does this.)</text:span>
   </text:p>
      <text:p text:style-name="Text_20_body">
    <text:span text:style-name="T2">(If you need to store unordered objects in a map, you can use </text:span>
    <text:span text:style-name="Code_20_Inline">
     <text:span text:style-name="T2">std::unordered_map</text:span>
    </text:span>
    <text:span text:style-name="T2">, which is a new type in C++ 11. It works almost exactly the same as </text:span>
    <text:span text:style-name="Code_20_Inline">
     <text:span text:style-name="T2">std::map</text:span>
    </text:span>
    <text:span text:style-name="T2">, but it stores values in a hash table instead of a binary tree. Ensuring that a custom type can be stored in </text:span>
    <text:span text:style-name="Code_20_Inline">
     <text:span text:style-name="T2">std::unordered_map</text:span>
    </text:span>
    <text:span text:style-name="T2"> is more advanced and won’t be covered until much later.)</text:span>
   </text:p>
      <text:p text:style-name="Text_20_body">
    <text:soft-page-break/>
    <text:span text:style-name="Strong_20_Emphasis">
     <text:span text:style-name="T14">Implement a </text:span>
    </text:span>
    <text:span text:style-name="Strong_20_Emphasis">
     <text:span text:style-name="T20">color</text:span>
    </text:span>
    <text:span text:style-name="Strong_20_Emphasis">
     <text:span text:style-name="T14"> class that describes a color as three components</text:span>
    </text:span>
    <text:span text:style-name="T2">: red, green, and blue, which are integers in the range 0 to 255. Define a comparison function, </text:span>
    <text:span text:style-name="Code_20_Inline">
     <text:span text:style-name="T2">order_color</text:span>
    </text:span>
    <text:span text:style-name="T2">, to permit storing colors as </text:span>
    <text:span text:style-name="Code_20_Inline">
     <text:span text:style-name="T2">map</text:span>
    </text:span>
    <text:span text:style-name="T2"> keys. </text:span>
    <text:span text:style-name="Strong_20_Emphasis">
     <text:span text:style-name="T14">For extra credit, devise a suitable I/O format and overload the I/O operators, too.</text:span>
    </text:span>
    <text:span text:style-name="T2"> Don’t worry about error-handling yet—for instance, what if the user tries to set red to 1000, blue to 2000, and green to 3000. You’ll get to that soon enough.</text:span>
   </text:p>
      <text:p text:style-name="P13">Compare your solution with mine, which is presented in Listing 39-4.</text:p>
      <text:p text:style-name="Code_20_Caption"><text:span text:style-name="T9">Listing 39-4.</text:span> The <text:span text:style-name="Code_20_Inline"><text:span text:style-name="T21">color</text:span></text:span> Class</text:p>
      <text:p text:style-name="P10">
    <text:change-start text:change-id="ct144373680"/>
    <text:span text:style-name="T27">#include &lt;iomanip&gt;</text:span>
   </text:p>
      <text:p text:style-name="P10">
    <text:span text:style-name="T27">#include &lt;iostream&gt;</text:span>
   </text:p>
      <text:p text:style-name="P10">
    <text:span text:style-name="T27">#include &lt;sstream&gt;</text:span>
   </text:p>
      <text:p text:style-name="P10">
    <text:span text:style-name="T27"/>
   </text:p>
      <text:p text:style-name="Code"><text:change-end text:change-id="ct144373680"/>class color</text:p>
      <text:p text:style-name="Code">{</text:p>
      <text:p text:style-name="Code">public:</text:p>
      <text:p text:style-name="Code"><text:span text:style-name="T10"><text:s text:c="2"/></text:span>color() : color{0, 0, 0} {}</text:p>
      <text:p text:style-name="Code"><text:span text:style-name="T10"><text:s text:c="2"/></text:span>color(color const&amp;) = default;</text:p>
      <text:p text:style-name="Code"><text:span text:style-name="T10"><text:s text:c="2"/></text:span>color(int r, int g, int b) : red_{r}, green_{g}, blue_{b} {}</text:p>
      <text:p text:style-name="Code"><text:span text:style-name="T10"><text:s text:c="2"/></text:span>int red() const { return red_; }</text:p>
      <text:p text:style-name="Code"><text:span text:style-name="T10"><text:s text:c="2"/></text:span>int green() const { return green_; }</text:p>
      <text:p text:style-name="Code"><text:span text:style-name="T10"><text:s text:c="2"/></text:span>int blue() const { return blue_; }</text:p>
      <text:p text:style-name="Code"><text:span text:style-name="T10"><text:s text:c="2"/></text:span>/// Because red(), green(), and blue() are supposed to be in the range [0,255],</text:p>
      <text:p text:style-name="Code"><text:span text:style-name="T10"><text:s text:c="2"/></text:span>/// it should be possible to add them together in a single long integer.</text:p>
      <text:p text:style-name="Code"><text:span text:style-name="T10"><text:s text:c="2"/></text:span>/// TODO: handle out of range</text:p>
      <text:p text:style-name="Code"><text:span text:style-name="T10"><text:s text:c="2"/></text:span>long int combined() const { return ((red() * 256L + green()) * 256) + blue(); }</text:p>
      <text:p text:style-name="Code">private:</text:p>
      <text:p text:style-name="Code"><text:span text:style-name="T10"><text:s text:c="2"/></text:span>int red_, green_, blue_;</text:p>
      <text:p text:style-name="Code">};</text:p>
      <text:p text:style-name="Code"/>
      <text:p text:style-name="Code">inline bool operator==(color const&amp; a, color const&amp; b)</text:p>
      <text:p text:style-name="Code">{</text:p>
      <text:p text:style-name="Code"><text:span text:style-name="T10"><text:s text:c="2"/></text:span>return a.combined() == b.combined();</text:p>
      <text:p text:style-name="Code">}</text:p>
      <text:p text:style-name="Code"/>
      <text:p text:style-name="Code">inline bool operator!=(color const&amp; a, color const&amp; b)</text:p>
      <text:p text:style-name="Code">{</text:p>
      <text:p text:style-name="Code"><text:span text:style-name="T10"><text:s text:c="2"/></text:span>return not (a == b);</text:p>
      <text:p text:style-name="Code">}</text:p>
      <text:p text:style-name="Code"/>
      <text:p text:style-name="Code">inline bool order_color(color const&amp; a, color const&amp; b)</text:p>
      <text:p text:style-name="Code">{</text:p>
      <text:p text:style-name="Code"><text:span text:style-name="T10"><text:s text:c="2"/></text:span>return a.combined() &lt; b.combined();</text:p>
      <text:p text:style-name="Code">}</text:p>
      <text:p text:style-name="Code"/>
      <text:p text:style-name="Code">/// Write a color in HTML format: #RRGGBB.</text:p>
      <text:p text:style-name="Code">std::ostream&amp; operator&lt;&lt;(std::ostream&amp; out, color const&amp; c)</text:p>
      <text:p text:style-name="Code">{</text:p>
      <text:p text:style-name="Code"><text:span text:style-name="T10"><text:s text:c="2"/></text:span>std::ostringstream tmp{};</text:p>
      <text:p text:style-name="Code"><text:span text:style-name="T10"><text:s text:c="2"/></text:span>// The hex manipulator tells a stream to write or read in hexadecimal (base 16).</text:p>
      <text:p text:style-name="Code"><text:span text:style-name="T10"><text:s text:c="2"/></text:span>tmp &lt;&lt; '#' &lt;&lt; std::hex &lt;&lt; std::setw(6) &lt;&lt; std::setfill('0') &lt;&lt; c.combined();</text:p>
      <text:p text:style-name="Code"><text:span text:style-name="T10"><text:s text:c="2"/></text:span>out &lt;&lt; tmp.str();</text:p>
      <text:p text:style-name="Code"><text:span text:style-name="T10"><text:s text:c="2"/></text:span>return out;</text:p>
      <text:p text:style-name="Code">}</text:p>
      <text:p text:style-name="Code">
    <text:soft-page-break/>
   </text:p>
      <text:p text:style-name="Code">class ioflags</text:p>
      <text:p text:style-name="Code">{</text:p>
      <text:p text:style-name="Code">public:</text:p>
      <text:p text:style-name="Code"><text:span text:style-name="T10"><text:s text:c="2"/></text:span>/// Save the formatting flags from @p stream.</text:p>
      <text:p text:style-name="Code"><text:span text:style-name="T10"><text:s text:c="2"/></text:span>ioflags(std::basic_ios&lt;char&gt;&amp; stream) : stream_<text:change text:change-id="ct147431232"/><text:change-start text:change-id="ct147432368"/><text:span text:style-name="T28">{</text:span><text:change-end text:change-id="ct147432368"/>stream<text:change-start text:change-id="ct147443904"/><text:span text:style-name="T28">}</text:span><text:change-end text:change-id="ct147443904"/><text:change text:change-id="ct147463856"/>, flags_{stream.flags()} {}</text:p>
      <text:p text:style-name="Code"><text:span text:style-name="T10"><text:s text:c="2"/></text:span>ioflags(ioflags const&amp;) = delete;</text:p>
      <text:p text:style-name="Code"><text:span text:style-name="T10"><text:s text:c="2"/></text:span>/// Restore the formatting flags.</text:p>
      <text:p text:style-name="Code"><text:span text:style-name="T10"><text:s text:c="2"/></text:span>~ioflags() { stream_.flags(flags_); }</text:p>
      <text:p text:style-name="Code">private:</text:p>
      <text:p text:style-name="Code"><text:span text:style-name="T10"><text:s text:c="2"/></text:span>std::basic_ios&lt;char&gt;&amp; stream_;</text:p>
      <text:p text:style-name="Code"><text:span text:style-name="T10"><text:s text:c="2"/></text:span>std::ios_base::fmtflags flags_;</text:p>
      <text:p text:style-name="Code">};</text:p>
      <text:p text:style-name="Code"/>
      <text:p text:style-name="Code">std::istream&amp; operator&gt;&gt;(std::istream&amp; in, color&amp; c)</text:p>
      <text:p text:style-name="Code">{</text:p>
      <text:p text:style-name="Code"><text:span text:style-name="T10"><text:s text:c="2"/></text:span>ioflags flags{in};</text:p>
      <text:p text:style-name="Code"/>
      <text:p text:style-name="Code"><text:span text:style-name="T10"><text:s text:c="2"/></text:span>char hash{};</text:p>
      <text:p text:style-name="Code"><text:span text:style-name="T10"><text:s text:c="2"/></text:span>if (not (in &gt;&gt; hash))</text:p>
      <text:p text:style-name="Code"><text:span text:style-name="T10"><text:s text:c="4"/></text:span>return in;</text:p>
      <text:p text:style-name="Code"><text:span text:style-name="T10"><text:s text:c="2"/></text:span>if (hash != '#')</text:p>
      <text:p text:style-name="Code"><text:span text:style-name="T10"><text:s text:c="2"/></text:span>{</text:p>
      <text:p text:style-name="Code"><text:span text:style-name="T10"><text:s text:c="4"/></text:span>// malformed color: no leading # character</text:p>
      <text:p text:style-name="Code"><text:span text:style-name="T10"><text:s text:c="4"/></text:span>in.unget(); <text:s text:c="16"/>// return the character to the input stream</text:p>
      <text:p text:style-name="Code"><text:span text:style-name="T10"><text:s text:c="4"/></text:span>in.setstate(in.failbit); <text:s text:c="3"/>// set the failure state</text:p>
      <text:p text:style-name="Code"><text:span text:style-name="T10"><text:s text:c="4"/></text:span>return in;</text:p>
      <text:p text:style-name="Code"><text:span text:style-name="T10"><text:s text:c="2"/></text:span>}</text:p>
      <text:p text:style-name="Code"><text:span text:style-name="T10"><text:s text:c="2"/></text:span>// Read the color number, which is hexadecimal: RRGGBB.</text:p>
      <text:p text:style-name="Code"><text:span text:style-name="T10"><text:s text:c="2"/></text:span>int combined{};</text:p>
      <text:p text:style-name="Code"><text:span text:style-name="T10"><text:s text:c="2"/></text:span>in &gt;&gt; std::hex &gt;&gt; std::noskipws;</text:p>
      <text:p text:style-name="Code"><text:span text:style-name="T10"><text:s text:c="2"/></text:span>if (not (in &gt;&gt; combined))</text:p>
      <text:p text:style-name="Code"><text:span text:style-name="T10"><text:s text:c="4"/></text:span>return in;</text:p>
      <text:p text:style-name="Code"><text:span text:style-name="T10"><text:s text:c="2"/></text:span>// Extract the R, G, and B bytes.</text:p>
      <text:p text:style-name="Code"><text:span text:style-name="T10"><text:s text:c="2"/></text:span>int red, green, blue;</text:p>
      <text:p text:style-name="Code"><text:span text:style-name="T10"><text:s text:c="2"/></text:span>blue = combined % 256;</text:p>
      <text:p text:style-name="Code"><text:span text:style-name="T10"><text:s text:c="2"/></text:span>combined = combined / 256;</text:p>
      <text:p text:style-name="Code"><text:span text:style-name="T10"><text:s text:c="2"/></text:span>green = combined % 256;</text:p>
      <text:p text:style-name="Code"><text:span text:style-name="T10"><text:s text:c="2"/></text:span>combined = combined / 256;</text:p>
      <text:p text:style-name="Code"><text:span text:style-name="T10"><text:s text:c="2"/></text:span>red = combined % 256;</text:p>
      <text:p text:style-name="Code"/>
      <text:p text:style-name="Code"><text:span text:style-name="T10"><text:s text:c="2"/></text:span>// Assign to c only after successfully reading all the color components.</text:p>
      <text:p text:style-name="Code"><text:span text:style-name="T10"><text:s text:c="2"/></text:span>c = color{red, green, blue};</text:p>
      <text:p text:style-name="Code"/>
      <text:p text:style-name="Code"><text:span text:style-name="T10"><text:s text:c="2"/></text:span>return in;</text:p>
      <text:p text:style-name="Code">}<text:span text:style-name="Comment_20_Reference"><text:span text:style-name="T8"><office:annotation><dc:creator>Fabio Claudio Ferracchiati</dc:creator><dc:date>2013-10-10T12:54:00</dc:date><text:p text:style-name="P15"><text:span text:style-name="T30">Compiler error:</text:span></text:p><text:p text:style-name="P16"><text:span text:style-name="T31">$ g++ -o myprog -pedantic -std=c++11 source.cpp</text:span></text:p><text:p text:style-name="P16"><text:span text:style-name="T31">source.cpp: In function ‘std::ostream&amp; operator&lt;&lt;(std::ostream&amp;, const color&amp;)’:</text:span></text:p><text:p text:style-name="P16"><text:span text:style-name="T31">source.cpp:40:22: error: variable ‘std::ostringstream tmp’ has initializer but incomplete type</text:span></text:p><text:p text:style-name="P16"><text:span text:style-name="T31"><text:s text:c="3"/></text:span><text:span text:style-name="T31">std::ostringstream tmp{};</text:span></text:p><text:p text:style-name="P16"><text:span text:style-name="T31"><text:s text:c="22"/></text:span><text:span text:style-name="T31">^</text:span></text:p><text:p text:style-name="P16"><text:span text:style-name="T31">source.cpp:42:29: error: ‘setw’ is not a member of ‘std’</text:span></text:p><text:p text:style-name="P16"><text:span text:style-name="T31"><text:s text:c="3"/></text:span><text:span text:style-name="T31">tmp &lt;&lt; '#' &lt;&lt; std::hex &lt;&lt; std::setw(6) &lt;&lt; std::setfill('0') &lt;&lt; c.combined();</text:span></text:p><text:p text:style-name="P16"><text:span text:style-name="T31"><text:s text:c="29"/></text:span><text:span text:style-name="T31">^</text:span></text:p><text:p text:style-name="P16"><text:span text:style-name="T31">source.cpp:42:45: error: ‘setfill’ is not a member of ‘std’</text:span></text:p><text:p text:style-name="P16"><text:span text:style-name="T31"><text:s text:c="3"/></text:span><text:span text:style-name="T31">tmp &lt;&lt; '#' &lt;&lt; std::hex &lt;&lt; std::setw(6) &lt;&lt; std::setfill('0') &lt;&lt; c.combined();</text:span></text:p><text:p text:style-name="P16"><text:span text:style-name="T31"><text:s text:c="45"/></text:span><text:span text:style-name="T32">^</text:span></text:p><text:p text:style-name="P15"><text:span text:style-name="T29"/></text:p></office:annotation></text:span></text:span></text:p>
      <text:p text:style-name="Text_20_body">
    <text:span text:style-name="T2">Listing 39-3 introduced a new trick with the </text:span>
    <text:span text:style-name="Code_20_Inline">
     <text:span text:style-name="T2">ioflags</text:span>
    </text:span>
    <text:span text:style-name="T2"> class. The next section explains all.</text:span>
   </text:p>
      <text:h text:style-name="Heading_20_1" text:outline-level="1">Resource Acquisition Is Initialization</text:h>
      <text:p text:style-name="Body_20_Text_20_First">A programming idiom that goes by the <text:change text:change-id="ct145254832"/>name of Resource Acquisition Is Initialization (RAII) takes advantage of constructors, destructors, and automatic destruction of objects when a function returns. Briefly, the RAII idiom means a constructor acquires a resource: it opens a file, connects to a network, or even<text:soft-page-break/> just copies some flags from an I/O stream. The acquisition is part of the object’s initialization. The destructor releases the resource: closes the file, disconnects from the network, or restores any modified flags in the I/O stream.</text:p>
      <text:p text:style-name="Text_20_body"><text:span text:style-name="T2">To use an RAII class, all you need to do is define an object of that type. </text:span>That’s all. The compiler takes care of the rest. <text:span text:style-name="T2">The RAII class’s constructor takes whatever arguments it needs to acquire its resources. When the surrounding function returns, the RAII object is automatically destroyed, thereby releasing the resources. It’s that simple.</text:span></text:p>
      <text:p text:style-name="P13">You don’t even need to wait until the function returns. Define an RAII object in a compound statement, and the object is destroyed when the statement finishes and control leaves the compound statement.</text:p>
      <text:p text:style-name="Text_20_body">
    <text:span text:style-name="T2">The </text:span>
    <text:span text:style-name="Code_20_Inline">
     <text:span text:style-name="T2">ioflags</text:span>
    </text:span>
    <text:span text:style-name="T2"> class in Listing 39-4 is an example of using RAII. It throws some new items at you; let’s take them one at a time:</text:span>
   </text:p>
      <text:list xml:id="list2172829421" text:continue-numbering="true" text:style-name="WW8Num1">
        <text:list-item>
          <text:p text:style-name="P2"><text:change text:change-id="ct146808608"/>The <text:span text:style-name="Code_20_Inline">std::basic_ios&lt;char&gt;</text:span> class is the base class for all I/O stream classes, such as <text:span text:style-name="Code_20_Inline">istream</text:span> and <text:span text:style-name="Code_20_Inline">ostream</text:span>. Thus, <text:span text:style-name="Code_20_Inline">ioflags</text:span> works the same with input and output streams.</text:p>
        </text:list-item>
        <text:list-item>
          <text:p text:style-name="P2">The <text:span text:style-name="Code_20_Inline">std::ios_base::fmtflags</text:span> type is the type for all the formatting flags.</text:p>
        </text:list-item>
        <text:list-item>
          <text:p text:style-name="P2">The <text:span text:style-name="Code_20_Inline">flags()</text:span> member function with no arguments returns all the current formatting flags.</text:p>
        </text:list-item>
        <text:list-item>
          <text:p text:style-name="P2">The <text:span text:style-name="Code_20_Inline">flags()</text:span> member function with one argument sets all the flags to its argument.</text:p>
        </text:list-item>
      </text:list>
      <text:p text:style-name="Text_20_body">
    <text:span text:style-name="T2">The way to use </text:span>
    <text:span text:style-name="Code_20_Inline">
     <text:span text:style-name="T2">ioflags</text:span>
    </text:span>
    <text:span text:style-name="T2"> is simply to define a variable of type </text:span>
    <text:span text:style-name="Code_20_Inline">
     <text:span text:style-name="T2">ioflags</text:span>
    </text:span>
    <text:span text:style-name="T2"> in a function or compound statement, passing a stream object as the sole argument to the constructor. The function can change any of the stream’s flags. In this case, the input operator sets the input radix (or base) to hexadecimal with the </text:span>
    <text:span text:style-name="Code_20_Inline">
     <text:span text:style-name="T2">std::hex</text:span>
    </text:span>
    <text:span text:style-name="T2"> manipulator. The input radix is stored with the formatting flags. The operator also turns off the </text:span>
    <text:span text:style-name="Code_20_Inline">
     <text:span text:style-name="T2">skipws</text:span>
    </text:span>
    <text:span text:style-name="T2"> flag. By default, this flag is enabled, which instructs the standard input operators to skip initial white space. By turning this flag off, the input operator does not permit any white space between the pound sign (</text:span>
    <text:span text:style-name="Code_20_Inline">
     <text:span text:style-name="T2">#</text:span>
    </text:span>
    <text:span text:style-name="T2">) and the color value.</text:span>
   </text:p>
      <text:p text:style-name="Text_20_body">
    <text:span text:style-name="T2">When the input function returns, the </text:span>
    <text:span text:style-name="Code_20_Inline">
     <text:span text:style-name="T2">ioflags</text:span>
    </text:span>
    <text:span text:style-name="T2"> object is destroyed, and its destructor restores the original formatting flags. Without the magic of RAII, the </text:span>
    <text:span text:style-name="Code_20_Inline">
     <text:span text:style-name="T2">operator&gt;&gt;</text:span>
    </text:span>
    <text:span text:style-name="T2"> function would need to restore the flags manually at all four return points, which is burdensome and prone to error.</text:span>
   </text:p>
      <text:p text:style-name="Text_20_body">
    <text:span text:style-name="T2">It makes no sense to copy an </text:span>
    <text:span text:style-name="Code_20_Inline">
     <text:span text:style-name="T2">ioflags</text:span>
    </text:span>
    <text:span text:style-name="T2"> object. If you copy it, which object would be responsible for restoring the flags? Thus, the class deletes the copy constructor. If you accidentally write code that would copy the </text:span>
    <text:span text:style-name="Code_20_Inline">
     <text:span text:style-name="T2">ioflags</text:span>
    </text:span>
    <text:span text:style-name="T2"> object, the compiler will complain.</text:span>
   </text:p>
      <text:p text:style-name="P13">RAII is a common programming idiom in C++. The more you learn about C++, the more you will come to appreciate its beauty and simplicity.</text:p>
      <text:p text:style-name="P13">As you can see, our examples are becoming more complicated, and it’s becoming harder and harder for me to fit entire examples in a single code listing. Your next task is to understand how to separate your code into multiple files, which makes my job and yours much easier. The first step for this new task is to take a closer look at declarations, definitions, and the distinctions between them.</text:p>
      <text:p text:style-name="P13">
    <text:bookmark text:name="Ref_Chapter"/>
    <text:soft-page-brea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in"/>
      </style:footer-style>
    </style:page-layout>
  </office:automatic-styles>
  <office:master-styles>
    <style:master-page style:name="Standard" style:page-layout-name="Mpm1">
      <style:header>
        <text:p text:style-name="MP1">
     <text:span text:style-name="MT1">CHAPTER 39 </text:span>
     <text:span text:style-name="MT2"></text:span>
     <text:span text:style-name="MT3"> Classes and Types</text:span>
    </text:p>
      </style:header>
      <style:header-left style:display="false">
        <text:p text:style-name="Header">
     <text:span text:style-name="MT1">CHAPTER 39 </text:span>
     <text:span text:style-name="MT2"></text:span>
     <text:span text:style-name="MT3"> Classes and Types</text:span>
    </text:p>
      </style:header-left>
      <style:footer>
        <text:p text:style-name="MP2">
     <text:page-number text:select-page="current">9</text:page-number>
    </text:p>
      </style:footer>
      <style:footer-left style:display="false">
        <text:p text:style-name="Footer">
     <text:page-number text:select-page="current">10</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39</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29T11:50:00</meta:creation-date>
    <dc:creator>Ray Lischner</dc:creator>
    <dc:date>2013-10-20T14:21:50</dc:date>
    <meta:print-date>2009-03-19T10:05:00</meta:print-date>
    <meta:editing-cycles>12</meta:editing-cycles>
    <meta:editing-duration>PT1H45M5S</meta:editing-duration>
    <meta:generator>LibreOffice/4.0-5$Linux_X86_64 LibreOffice_project/400m0$Build-305</meta:generator>
    <meta:document-statistic meta:table-count="0" meta:image-count="0" meta:object-count="0" meta:page-count="11" meta:paragraph-count="274" meta:word-count="3495" meta:character-count="21008" meta:non-whitespace-character-count="17563"/>
    <meta:user-defined meta:name="Chapter Number">39</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